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5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row table:style-name="ro1">
          <table:table-cell table:style-name="ce1" office:value-type="string" calcext:value-type="string">
            <text:p>Separation Scheme</text:p>
          </table:table-cell>
          <table:table-cell table:style-name="ce1" office:value-type="string" calcext:value-type="string">
            <text:p>Total MSE</text:p>
          </table:table-cell>
          <table:table-cell table:style-name="ce1" office:value-type="string" calcext:value-type="string">
            <text:p>Min MSE</text:p>
          </table:table-cell>
          <table:table-cell table:style-name="ce1" office:value-type="string" calcext:value-type="string">
            <text:p>Max MSE</text:p>
          </table:table-cell>
        </table:table-row>
        <table:table-row table:style-name="ro1">
          <table:table-cell office:value-type="string" calcext:value-type="string">
            <text:p>One datastream, one location</text:p>
          </table:table-cell>
          <table:table-cell table:style-name="ce3" office:value-type="float" office:value="0.86156394481659" calcext:value-type="float">
            <text:p>0.86156394481659</text:p>
          </table:table-cell>
          <table:table-cell office:value-type="float" office:value="0.757396459579468" calcext:value-type="float">
            <text:p>0.757396459579468</text:p>
          </table:table-cell>
          <table:table-cell office:value-type="float" office:value="0.936224460601806" calcext:value-type="float">
            <text:p>0.936224460601806</text:p>
          </table:table-cell>
        </table:table-row>
        <table:table-row table:style-name="ro1">
          <table:table-cell office:value-type="string" calcext:value-type="string">
            <text:p>One datastream, all locations</text:p>
          </table:table-cell>
          <table:table-cell office:value-type="float" office:value="0.914515415827433" calcext:value-type="float">
            <text:p>0.914515415827433</text:p>
          </table:table-cell>
          <table:table-cell office:value-type="float" office:value="0.897959172725678" calcext:value-type="float">
            <text:p>0.897959172725678</text:p>
          </table:table-cell>
          <table:table-cell office:value-type="float" office:value="0.923349440097809" calcext:value-type="float">
            <text:p>0.923349440097809</text:p>
          </table:table-cell>
        </table:table-row>
        <table:table-row table:style-name="ro1">
          <table:table-cell office:value-type="string" calcext:value-type="string">
            <text:p>All datastreams, one location</text:p>
          </table:table-cell>
          <table:table-cell office:value-type="float" office:value="0.91378147204717" calcext:value-type="float">
            <text:p>0.91378147204717</text:p>
          </table:table-cell>
          <table:table-cell office:value-type="float" office:value="0.835294127464294" calcext:value-type="float">
            <text:p>0.835294127464294</text:p>
          </table:table-cell>
          <table:table-cell office:value-type="float" office:value="0.943551898002624" calcext:value-type="float">
            <text:p>0.943551898002624</text:p>
          </table:table-cell>
        </table:table-row>
        <table:table-row table:style-name="ro1">
          <table:table-cell office:value-type="string" calcext:value-type="string">
            <text:p>All datastreams, all locations </text:p>
          </table:table-cell>
          <table:table-cell table:style-name="ce4" office:value-type="float" office:value="0.935620903968811" calcext:value-type="float">
            <text:p>0.935620903968811</text:p>
          </table:table-cell>
          <table:table-cell table:number-columns-repeated="2" office:value-type="float" office:value="0.935620903968811" calcext:value-type="float">
            <text:p>0.9356209039688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 style:data-style-name="N2" text:time-value="13:47:54.1209369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5T12:55:26.340550640</meta:creation-date>
    <meta:generator>LibreOffice/6.0.7.3$Linux_X86_64 LibreOffice_project/00m0$Build-3</meta:generator>
    <dc:date>2023-08-25T14:04:19.610451925</dc:date>
    <meta:editing-duration>PT9M23S</meta:editing-duration>
    <meta:editing-cycles>4</meta:editing-cycles>
    <meta:document-statistic meta:table-count="1" meta:cell-count="20" meta:object-count="0"/>
  </office:meta>
</office:document-meta>
</file>